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officeooo:rsid="000cb542" officeooo:paragraph-rsid="000cb542"/>
    </style:style>
    <style:style style:name="P2" style:family="paragraph" style:parent-style-name="Standard">
      <style:text-properties style:text-underline-style="solid" style:text-underline-width="auto" style:text-underline-color="font-color" officeooo:rsid="00109c3a" officeooo:paragraph-rsid="00109c3a"/>
    </style:style>
    <style:style style:name="P3" style:family="paragraph" style:parent-style-name="Standard">
      <style:text-properties style:text-underline-style="solid" style:text-underline-width="auto" style:text-underline-color="font-color" officeooo:rsid="000c146e" officeooo:paragraph-rsid="000c146e"/>
    </style:style>
    <style:style style:name="P4" style:family="paragraph" style:parent-style-name="Standard">
      <style:text-properties style:text-underline-style="solid" style:text-underline-width="auto" style:text-underline-color="font-color" officeooo:rsid="0012092f" officeooo:paragraph-rsid="0012092f"/>
    </style:style>
    <style:style style:name="P5" style:family="paragraph" style:parent-style-name="Standard">
      <style:text-properties officeooo:rsid="000c146e" officeooo:paragraph-rsid="000c146e"/>
    </style:style>
    <style:style style:name="P6" style:family="paragraph" style:parent-style-name="Standard">
      <style:text-properties style:text-underline-style="none" officeooo:rsid="000cb542" officeooo:paragraph-rsid="000cb542"/>
    </style:style>
    <style:style style:name="P7" style:family="paragraph" style:parent-style-name="Standard">
      <style:text-properties style:text-underline-style="none" officeooo:rsid="00109c3a" officeooo:paragraph-rsid="00109c3a"/>
    </style:style>
    <style:style style:name="P8" style:family="paragraph" style:parent-style-name="Standard">
      <style:text-properties style:text-underline-style="none" officeooo:rsid="0012092f" officeooo:paragraph-rsid="0012092f"/>
    </style:style>
    <style:style style:name="P9" style:family="paragraph" style:parent-style-name="Standard" style:list-style-name="L1">
      <style:text-properties style:text-underline-style="none" officeooo:rsid="000c146e" officeooo:paragraph-rsid="000c146e"/>
    </style:style>
    <style:style style:name="P10" style:family="paragraph" style:parent-style-name="Standard" style:list-style-name="L1">
      <style:text-properties officeooo:rsid="000c146e" officeooo:paragraph-rsid="000c146e"/>
    </style:style>
    <style:style style:name="T1" style:family="text">
      <style:text-properties style:text-underline-style="none"/>
    </style:style>
    <style:style style:name="T2" style:family="text">
      <style:text-properties style:text-underline-style="none" officeooo:rsid="00135faa"/>
    </style:style>
    <style:style style:name="T3" style:family="text">
      <style:text-properties style:text-underline-style="none" officeooo:rsid="00140165"/>
    </style:style>
    <style:style style:name="T4" style:family="text">
      <style:text-properties officeooo:rsid="000d425c"/>
    </style:style>
    <style:style style:name="T5" style:family="text">
      <style:text-properties officeooo:rsid="000f15a3"/>
    </style:style>
    <style:style style:name="T6" style:family="text">
      <style:text-properties officeooo:rsid="00113cd5"/>
    </style:style>
    <style:style style:name="T7" style:family="text">
      <style:text-properties officeooo:rsid="0015ba3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stema ficheros</text:p>
      <text:list xml:id="list2657453516" text:style-name="L1">
        <text:list-item>
          <text:p text:style-name="P9">Ext3</text:p>
        </text:list-item>
        <text:list-item>
          <text:p text:style-name="P10">FAT32</text:p>
        </text:list-item>
        <text:list-item>
          <text:p text:style-name="P10">exFAT</text:p>
        </text:list-item>
      </text:list>
      <text:p text:style-name="P5"/>
      <text:p text:style-name="P1">Ext3<text:span text:style-name="T1">:</text:span></text:p>
      <text:p text:style-name="P6"><text:tab/>Ext3 <text:span text:style-name="T4">es un sistema de archivos con registro por diario (journaling) principalmente utilizado en distribuciones Linux. Está siendo reemplazado por su sucesor, ext4. El journaling se basa en llevar un registro diario en el que se almacena la información necesaria para restablecer los datos del sistema afectados por un cambio, en caso de que falle. </text:span><text:span text:style-name="T5">Con el sistema de archivos ext3 se obtiene una gran reducción del tiempo necesario para recuperar un sistema de ficheros después de una caída. Por lo que, sus principales objetivos son la disponibilidad y confiabilidad.</text:span></text:p>
      <text:p text:style-name="P6"/>
      <text:p text:style-name="P2">FAT32<text:span text:style-name="T1">: </text:span><text:span text:style-name="T2">(incompleto)</text:span></text:p>
      <text:p text:style-name="P7"><text:tab/>FAT<text:span text:style-name="T6">(File Allocaiton Table)</text:span> es un sistema de archivos que se introdujo en MS-DOS. FAT32 es el sucesor de FAT16. Puede funcionar en particiones con una capacidad máxima es de 8 TB. <text:span text:style-name="T7">Sigue un sistema de asignación estática que almacena la información de clusters</text:span></text:p>
      <text:p text:style-name="P7"/>
      <text:p text:style-name="P4">exFAT<text:span text:style-name="T1">: </text:span><text:span text:style-name="T2">(incompleto</text:span><text:span text:style-name="T3">++</text:span><text:span text:style-name="T2">)</text:span></text:p>
      <text:p text:style-name="P8"><text:tab/>Versión extendida de FAT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09:42:39.444383226</meta:creation-date>
    <dc:date>2023-04-27T09:05:16.086258438</dc:date>
    <meta:editing-duration>PT36M31S</meta:editing-duration>
    <meta:editing-cycles>9</meta:editing-cycles>
    <meta:generator>LibreOffice/7.3.7.2$Linux_X86_64 LibreOffice_project/30$Build-2</meta:generator>
    <meta:document-statistic meta:table-count="0" meta:image-count="0" meta:object-count="0" meta:page-count="1" meta:paragraph-count="10" meta:word-count="150" meta:character-count="932" meta:non-whitespace-character-count="792"/>
  </office:meta>
</office:document-meta>
</file>